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Heading_20_1" style:master-page-name="Standard">
      <style:paragraph-properties fo:text-align="start" style:justify-single-word="false" style:page-number="auto"/>
    </style:style>
    <style:style style:name="P4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style:font-name="Sorts Mill Goudy" fo:font-size="12pt" style:font-name-asian="Sorts Mill Goudy1" style:font-size-asian="12pt" style:font-name-complex="Sorts Mill Goudy1" style:font-size-complex="12pt"/>
    </style:style>
    <style:style style:name="P5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style:font-name="Sorts Mill Goudy" fo:font-size="12pt" officeooo:paragraph-rsid="00172c3b" style:font-name-asian="Sorts Mill Goudy1" style:font-size-asian="12pt" style:font-name-complex="Sorts Mill Goudy1" style:font-size-complex="12pt"/>
    </style:style>
    <style:style style:name="P6" style:family="paragraph" style:parent-style-name="Heading_20_2">
      <style:paragraph-properties fo:text-align="start" style:justify-single-word="false"/>
    </style:style>
    <style:style style:name="P7" style:family="paragraph" style:parent-style-name="LO-normal">
      <style:paragraph-properties fo:text-align="start" style:justify-single-word="false"/>
      <style:text-properties fo:font-weight="bold" style:font-weight-asian="bold"/>
    </style:style>
    <style:style style:name="P8" style:family="paragraph" style:parent-style-name="LO-normal">
      <style:paragraph-properties fo:text-align="start" style:justify-single-word="false"/>
    </style:style>
    <style:style style:name="P9" style:family="paragraph" style:parent-style-name="LO-normal">
      <style:paragraph-properties fo:text-align="start" style:justify-single-word="false"/>
      <style:text-properties officeooo:paragraph-rsid="00172c3b"/>
    </style:style>
    <style:style style:name="P10" style:family="paragraph" style:parent-style-name="LO-normal">
      <style:paragraph-properties fo:margin-top="0in" fo:margin-bottom="0.0835in" style:contextual-spacing="false" fo:line-height="100%" fo:text-align="start" style:justify-single-word="false" fo:orphans="2" fo:widows="2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5400*" fo:start-indent="0in" fo:end-indent="0.1in"/>
          <style:column style:rel-width="5400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artial Arts</text:h>
      <text:section text:style-name="Sect1" text:name="Section1">
        <text:h text:style-name="P6" text:outline-level="2">Deadly Beastman Style</text:h>
        <text:p text:style-name="P7">Shapeshifting, Physique, Brawl</text:p>
        <text:p text:style-name="P8">No External Armor, No External Weapons</text:p>
        <text:p text:style-name="P8">The Deadly Beastman, on taking this form, merges their Spirit Form and Human form into one, as though they had flared their anima to its full level. </text:p>
        <text:p text:style-name="P8">The Beastman grows natural weaponry, based on the natural weaponry of their Spirit Form. While they are still considered unarmed, they may use the statistics of Unarmed, <text:s/>Light, or Medium Weaponry, with an added +1 to Base Damage. The category choice should be reflective of their Spirit Form’s natural weaponry.<text:line-break/> [+3 acc, +1 Dmg; <text:s text:c="4"/>+2Acc +2 Dmg; <text:s/>or <text:s text:c="2"/>+1 Acc +3 Dmg]</text:p>
        <text:p text:style-name="P8">The Beastman gains the<text:span text:style-name="T1"> </text:span>size of <text:span text:style-name="T1">Large</text:span> (+2 Soak, + 5 Endurance, and -2 successes on Fine Dexterity/Sneak rolls). This does not affect Lunars who are already of size Large (or bigger).</text:p>
        <text:p text:style-name="P8">If the Beastman’s animal form has natural armor, such as a carapace or scales, they may gain an additional +1 Soak at the cost of -1 Evasion.</text:p>
        <text:p text:style-name="P8">Aside from this, other mutations still follow the <text:span text:style-name="T1">Hybrid Body Rules</text:span> (including their alteration from the Hybrid Body Rearrangement)</text:p>
        <text:h text:style-name="Greater_20_Charm" text:outline-level="6">Lesser Techniques</text:h>
        <text:h text:style-name="P4" text:outline-level="3">Hide-Hardening Technique</text:h>
        <text:p text:style-name="P8"><text:span text:style-name="T1">Cost: </text:span>3m; <text:span text:style-name="T1">Mins:</text:span> Physique 2, Shapeshifting 1<text:line-break/><text:span text:style-name="T1">Type:</text:span> Reflexive<text:line-break/><text:span text:style-name="T1">Duration: </text:span>Instant</text:p>
        <text:p text:style-name="P9">The Lunar reinforces their body, hardening their defenses against an attack, gaining +3 Soak.</text:p>
        <text:h text:style-name="P5" text:outline-level="3">Howling Visage</text:h>
        <text:p text:style-name="P8"><text:span text:style-name="T1">Cost: </text:span>5m 2i; <text:span text:style-name="T1">Mins:</text:span> Physique 3, Shapeshifting 2<text:line-break/><text:span text:style-name="T1">Type:</text:span> Distract Action<text:line-break/><text:span text:style-name="T1">Duration: </text:span>Instant</text:p>
        <text:p text:style-name="P8">The Lunar lets loose a great and terrifying Howl upon the battlefield, using their (Strength + Physique) as a Distract Action against all enemy characters that are within Medium Range of the Lunar, and can either hear or see them.</text:p>
        <text:h text:style-name="P4" text:outline-level="3">Rip and Tear</text:h>
        <text:p text:style-name="P8"><text:span text:style-name="T1">Cost: </text:span>4m, 2i; <text:span text:style-name="T1">Mins:</text:span> Physique 4, Shapeshifting 3<text:line-break/><text:span text:style-name="T1">Type:</text:span> Supplemental<text:line-break/><text:span text:style-name="T1">Duration: </text:span>Instant</text:p>
        <text:p text:style-name="P8">With raging claws, and teeth, the Lunar shreds their target apart, dealing (Essence) additional Damage.</text:p>
        <text:h text:style-name="Greater_20_Charm" text:outline-level="6">Greater Techniques</text:h>
        <text:h text:style-name="P4" text:outline-level="3">Halting the Scarlet Flow</text:h>
        <text:p text:style-name="P8"><text:span text:style-name="T1">Cost: </text:span>7m; <text:span text:style-name="T1">Mins:</text:span> Physique 5, Shapeshifting 4<text:line-break/><text:span text:style-name="T1">Type:</text:span> Secondary Action<text:line-break/><text:span text:style-name="T1">Duration: </text:span>Instant</text:p>
        <text:p text:style-name="P8">The Lunar immediately regains (Shapeshifting + Essence) Endurance.</text:p>
        <text:h text:style-name="P4" text:outline-level="3">Towering Giant Enhancement</text:h>
        <text:p text:style-name="P8"><text:span text:style-name="T1">Cost: </text:span>--(2m); <text:span text:style-name="T1">Mins:</text:span> Physique 5, Shapeshifting 5<text:line-break/><text:span text:style-name="T1">Type:</text:span> Permanent (Secondary Action)<text:line-break/><text:span text:style-name="T1">Duration: </text:span>Permanent (Instant)</text:p>
        <text:p text:style-name="P8">Instead of becoming <text:span text:style-name="T1">Large </text:span>on entering the form, the Lunar may instead become <text:span text:style-name="T1">Gigantic</text:span> (+4 Soak, +10 Endurance, -2Evasion, No Fine Dexterity/Sneak).</text:p>
        <text:p text:style-name="P8">The Lunar may switch between <text:span text:style-name="T1">Large</text:span> and <text:span text:style-name="T1">Gigantic</text:span> as a Secondary Action costing 2m.</text:p>
        <text:p text:style-name="P10">Regardless of if the Lunar is Large or Gigantic, they gain an additional +2 Base Damage.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fo:language="en" fo:country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Exalted" style:family="paragraph" style:auto-update="true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charset="x-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07T11:20:39.212000000</dc:date>
    <meta:editing-cycles>2</meta:editing-cycles>
    <dc:title>Martial Arts</dc:title>
    <meta:editing-duration>PT1M56S</meta:editing-duration>
    <meta:generator>LibreOffice/7.0.3.1$Windows_X86_64 LibreOffice_project/d7547858d014d4cf69878db179d326fc3483e082</meta:generator>
    <meta:document-statistic meta:table-count="0" meta:image-count="0" meta:object-count="0" meta:page-count="1" meta:paragraph-count="32" meta:word-count="395" meta:character-count="2462" meta:non-whitespace-character-count="2090"/>
  </office:meta>
</office:document-meta>
</file>